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3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1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25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6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4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IO Num</text:p>
          </table:table-cell>
          <table:table-cell office:value-type="string" calcext:value-type="string">
            <text:p>IO Size</text:p>
          </table:table-cell>
          <table:table-cell office:value-type="string" calcext:value-type="string">
            <text:p>IO Size(MB)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Wed Oct 26 17:56:05 2022</text:p>
          </table:table-cell>
          <table:table-cell office:value-type="string" calcext:value-type="string">
            <text:p>Pareto</text:p>
          </table:table-cell>
          <table:table-cell office:value-type="float" office:value="14469" calcext:value-type="float">
            <text:p>14469</text:p>
          </table:table-cell>
          <table:table-cell office:value-type="float" office:value="1171300" calcext:value-type="float">
            <text:p>1171300</text:p>
          </table:table-cell>
          <table:table-cell table:formula="of:=[.D2]/1024/1024" office:value-type="float" office:value="1.11703872680664" calcext:value-type="float">
            <text:p>1.11703872680664</text:p>
          </table:table-cell>
          <table:table-cell office:value-type="float" office:value="1784.9933655262" calcext:value-type="float">
            <text:p>1784.9933655262</text:p>
          </table:table-cell>
          <table:table-cell table:formula="of:=[.C2]*0.4/1000000+[.E2]/1024*0.05" office:value-type="float" office:value="0.00584214290658236" calcext:value-type="float">
            <text:p>0.00584214290658236</text:p>
          </table:table-cell>
        </table:table-row>
        <table:table-row table:style-name="ro1">
          <table:table-cell office:value-type="string" calcext:value-type="string">
            <text:p>Wed Oct 26 18:26:09 2022</text:p>
          </table:table-cell>
          <table:table-cell office:value-type="string" calcext:value-type="string">
            <text:p>TileDB</text:p>
          </table:table-cell>
          <table:table-cell office:value-type="float" office:value="1590" calcext:value-type="float">
            <text:p>1590</text:p>
          </table:table-cell>
          <table:table-cell office:value-type="float" office:value="6096222880" calcext:value-type="float">
            <text:p>6096222880</text:p>
          </table:table-cell>
          <table:table-cell table:formula="of:=[.D3]/1024/1024" office:value-type="float" office:value="5813.81118774414" calcext:value-type="float">
            <text:p>5813.81118774414</text:p>
          </table:table-cell>
          <table:table-cell office:value-type="float" office:value="1788.08322405815" calcext:value-type="float">
            <text:p>1788.08322405815</text:p>
          </table:table-cell>
          <table:table-cell table:formula="of:=[.C3]*0.4/1000000+[.E3]/1024*0.05" office:value-type="float" office:value="0.284513499401569" calcext:value-type="float">
            <text:p>0.284513499401569</text:p>
          </table:table-cell>
        </table:table-row>
        <table:table-row table:style-name="ro1">
          <table:table-cell office:value-type="string" calcext:value-type="string">
            <text:p>Wed Oct 26 18:56:14 2022</text:p>
          </table:table-cell>
          <table:table-cell office:value-type="string" calcext:value-type="string">
            <text:p>Pareto</text:p>
          </table:table-cell>
          <table:table-cell office:value-type="float" office:value="14469" calcext:value-type="float">
            <text:p>14469</text:p>
          </table:table-cell>
          <table:table-cell office:value-type="float" office:value="1171300" calcext:value-type="float">
            <text:p>1171300</text:p>
          </table:table-cell>
          <table:table-cell table:formula="of:=[.D4]/1024/1024" office:value-type="float" office:value="1.11703872680664" calcext:value-type="float">
            <text:p>1.11703872680664</text:p>
          </table:table-cell>
          <table:table-cell office:value-type="float" office:value="1281.39468431473" calcext:value-type="float">
            <text:p>1281.39468431473</text:p>
          </table:table-cell>
          <table:table-cell table:formula="of:=[.C4]*0.4/1000000+[.E4]/1024*0.05" office:value-type="float" office:value="0.00584214290658236" calcext:value-type="float">
            <text:p>0.00584214290658236</text:p>
          </table:table-cell>
        </table:table-row>
        <table:table-row table:style-name="ro1">
          <table:table-cell office:value-type="string" calcext:value-type="string">
            <text:p>Wed Oct 26 19:18:18 2022</text:p>
          </table:table-cell>
          <table:table-cell office:value-type="string" calcext:value-type="string">
            <text:p>TileDB</text:p>
          </table:table-cell>
          <table:table-cell office:value-type="float" office:value="1590" calcext:value-type="float">
            <text:p>1590</text:p>
          </table:table-cell>
          <table:table-cell office:value-type="float" office:value="6096222880" calcext:value-type="float">
            <text:p>6096222880</text:p>
          </table:table-cell>
          <table:table-cell table:formula="of:=[.D5]/1024/1024" office:value-type="float" office:value="5813.81118774414" calcext:value-type="float">
            <text:p>5813.81118774414</text:p>
          </table:table-cell>
          <table:table-cell office:value-type="float" office:value="1804.02073645592" calcext:value-type="float">
            <text:p>1804.02073645592</text:p>
          </table:table-cell>
          <table:table-cell table:formula="of:=[.C5]*0.4/1000000+[.E5]/1024*0.05" office:value-type="float" office:value="0.284513499401569" calcext:value-type="float">
            <text:p>0.284513499401569</text:p>
          </table:table-cell>
        </table:table-row>
        <table:table-row table:style-name="ro1">
          <table:table-cell office:value-type="string" calcext:value-type="string">
            <text:p>Wed Oct 26 19:49:22 2022</text:p>
          </table:table-cell>
          <table:table-cell office:value-type="string" calcext:value-type="string">
            <text:p>HSDS</text:p>
          </table:table-cell>
          <table:table-cell office:value-type="float" office:value="22852" calcext:value-type="float">
            <text:p>22852</text:p>
          </table:table-cell>
          <table:table-cell office:value-type="float" office:value="66804337373" calcext:value-type="float">
            <text:p>66804337373</text:p>
          </table:table-cell>
          <table:table-cell table:formula="of:=[.D6]/1024/1024" office:value-type="float" office:value="63709.5807771683" calcext:value-type="float">
            <text:p>63709.5807771683</text:p>
          </table:table-cell>
          <table:table-cell office:value-type="float" office:value="3760.65618491173" calcext:value-type="float">
            <text:p>3760.65618491173</text:p>
          </table:table-cell>
          <table:table-cell table:formula="of:=[.C6]*0.4/1000000+[.E6]/1024*0.05" office:value-type="float" office:value="3.11996017388517" calcext:value-type="float">
            <text:p>3.11996017388517</text:p>
          </table:table-cell>
        </table:table-row>
        <table:table-row table:style-name="ro1">
          <table:table-cell office:value-type="string" calcext:value-type="string">
            <text:p>Wed Oct 26 20:52:28 2022</text:p>
          </table:table-cell>
          <table:table-cell office:value-type="string" calcext:value-type="string">
            <text:p>Pareto</text:p>
          </table:table-cell>
          <table:table-cell office:value-type="float" office:value="14469" calcext:value-type="float">
            <text:p>14469</text:p>
          </table:table-cell>
          <table:table-cell office:value-type="float" office:value="1171300" calcext:value-type="float">
            <text:p>1171300</text:p>
          </table:table-cell>
          <table:table-cell table:formula="of:=[.D7]/1024/1024" office:value-type="float" office:value="1.11703872680664" calcext:value-type="float">
            <text:p>1.11703872680664</text:p>
          </table:table-cell>
          <table:table-cell office:value-type="float" office:value="1296.20823264122" calcext:value-type="float">
            <text:p>1296.20823264122</text:p>
          </table:table-cell>
          <table:table-cell table:formula="of:=[.C7]*0.4/1000000+[.E7]/1024*0.05" office:value-type="float" office:value="0.00584214290658236" calcext:value-type="float">
            <text:p>0.00584214290658236</text:p>
          </table:table-cell>
        </table:table-row>
        <table:table-row table:style-name="ro1">
          <table:table-cell office:value-type="string" calcext:value-type="string">
            <text:p>Wed Oct 26 21:14:32 2022</text:p>
          </table:table-cell>
          <table:table-cell office:value-type="string" calcext:value-type="string">
            <text:p>HSDS</text:p>
          </table:table-cell>
          <table:table-cell office:value-type="float" office:value="22852" calcext:value-type="float">
            <text:p>22852</text:p>
          </table:table-cell>
          <table:table-cell office:value-type="float" office:value="66804337373" calcext:value-type="float">
            <text:p>66804337373</text:p>
          </table:table-cell>
          <table:table-cell table:formula="of:=[.D8]/1024/1024" office:value-type="float" office:value="63709.5807771683" calcext:value-type="float">
            <text:p>63709.5807771683</text:p>
          </table:table-cell>
          <table:table-cell office:value-type="float" office:value="3725.77955818176" calcext:value-type="float">
            <text:p>3725.77955818176</text:p>
          </table:table-cell>
          <table:table-cell table:formula="of:=[.C8]*0.4/1000000+[.E8]/1024*0.05" office:value-type="float" office:value="3.11996017388517" calcext:value-type="float">
            <text:p>3.11996017388517</text:p>
          </table:table-cell>
        </table:table-row>
        <table:table-row table:style-name="ro1">
          <table:table-cell office:value-type="string" calcext:value-type="string">
            <text:p>Wed Oct 26 22:17:37 2022</text:p>
          </table:table-cell>
          <table:table-cell office:value-type="string" calcext:value-type="string">
            <text:p>TileDB</text:p>
          </table:table-cell>
          <table:table-cell office:value-type="float" office:value="1590" calcext:value-type="float">
            <text:p>1590</text:p>
          </table:table-cell>
          <table:table-cell office:value-type="float" office:value="6096222880" calcext:value-type="float">
            <text:p>6096222880</text:p>
          </table:table-cell>
          <table:table-cell table:formula="of:=[.D9]/1024/1024" office:value-type="float" office:value="5813.81118774414" calcext:value-type="float">
            <text:p>5813.81118774414</text:p>
          </table:table-cell>
          <table:table-cell office:value-type="float" office:value="1961.9293243885" calcext:value-type="float">
            <text:p>1961.9293243885</text:p>
          </table:table-cell>
          <table:table-cell table:formula="of:=[.C9]*0.4/1000000+[.E9]/1024*0.05" office:value-type="float" office:value="0.284513499401569" calcext:value-type="float">
            <text:p>0.284513499401569</text:p>
          </table:table-cell>
        </table:table-row>
        <table:table-row table:style-name="ro1">
          <table:table-cell office:value-type="string" calcext:value-type="string">
            <text:p>Wed Oct 26 22:50:42 2022</text:p>
          </table:table-cell>
          <table:table-cell office:value-type="string" calcext:value-type="string">
            <text:p>HSDS</text:p>
          </table:table-cell>
          <table:table-cell office:value-type="float" office:value="22852" calcext:value-type="float">
            <text:p>22852</text:p>
          </table:table-cell>
          <table:table-cell office:value-type="float" office:value="66804337373" calcext:value-type="float">
            <text:p>66804337373</text:p>
          </table:table-cell>
          <table:table-cell table:formula="of:=[.D10]/1024/1024" office:value-type="float" office:value="63709.5807771683" calcext:value-type="float">
            <text:p>63709.5807771683</text:p>
          </table:table-cell>
          <table:table-cell office:value-type="float" office:value="3832.16433310509" calcext:value-type="float">
            <text:p>3832.16433310509</text:p>
          </table:table-cell>
          <table:table-cell table:formula="of:=[.C10]*0.4/1000000+[.E10]/1024*0.05" office:value-type="float" office:value="3.11996017388517" calcext:value-type="float">
            <text:p>3.11996017388517</text:p>
          </table:table-cell>
        </table:table-row>
        <table:table-row table:style-name="ro1">
          <table:table-cell/>
          <table:table-cell office:value-type="string" calcext:value-type="string">
            <text:p>HSLambda</text:p>
          </table:table-cell>
          <table:table-cell office:value-type="float" office:value="3600" calcext:value-type="float">
            <text:p>3600</text:p>
          </table:table-cell>
          <table:table-cell office:value-type="float" office:value="1020000" calcext:value-type="float">
            <text:p>1020000</text:p>
          </table:table-cell>
          <table:table-cell table:formula="of:=[.D11]/1024/1024" office:value-type="float" office:value="0.972747802734375" calcext:value-type="float">
            <text:p>0.972747802734375</text:p>
          </table:table-cell>
          <table:table-cell office:value-type="float" office:value="5801.92" calcext:value-type="float">
            <text:p>5801.92</text:p>
          </table:table-cell>
          <table:table-cell table:formula="of:=[.C11]*0.4/1000000+[.E11]/1024*0.05+5820816*0.0000001667" office:value-type="float" office:value="0.971817524651305" calcext:value-type="float">
            <text:p>0.97181752465130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table:style-name="ce16"/>
          <table:table-cell/>
        </table:table-row>
      </table:table>
      <table:table table:name="Pivot Table_out_1" table:style-name="ta1">
        <table:table-column table:style-name="co6" table:default-cell-style-name="ce20"/>
        <table:table-column table:style-name="co7" table:default-cell-style-name="ce25"/>
        <table:table-column table:style-name="co6" table:default-cell-style-name="ce30"/>
        <table:table-row table:style-name="ro1">
          <table:table-cell table:style-name="ce17"/>
          <table:table-cell table:style-name="ce22" office:value-type="string" calcext:value-type="string">
            <text:p>Data</text:p>
          </table:table-cell>
          <table:table-cell table:style-name="ce27"/>
        </table:table-row>
        <table:table-row table:style-name="ro1">
          <table:table-cell table:style-name="ce18" office:value-type="string" calcext:value-type="string">
            <text:p>System</text:p>
          </table:table-cell>
          <table:table-cell table:style-name="ce23" office:value-type="string" calcext:value-type="string">
            <text:p>Median - Cost</text:p>
          </table:table-cell>
          <table:table-cell table:style-name="ce28" office:value-type="string" calcext:value-type="string">
            <text:p>Median - Time</text:p>
          </table:table-cell>
        </table:table-row>
        <table:table-row table:style-name="ro1">
          <table:table-cell table:style-name="ce19" office:value-type="string" calcext:value-type="string">
            <text:p>HSDS</text:p>
          </table:table-cell>
          <table:table-cell table:style-name="ce24" office:value-type="float" office:value="3.11996017388517" calcext:value-type="float">
            <text:p>3.12</text:p>
          </table:table-cell>
          <table:table-cell table:style-name="ce29" office:value-type="float" office:value="3760.65618491173" calcext:value-type="float">
            <text:p>3,760.66</text:p>
          </table:table-cell>
        </table:table-row>
        <table:table-row table:style-name="ro1">
          <table:table-cell office:value-type="string" calcext:value-type="string">
            <text:p>HSLambda</text:p>
          </table:table-cell>
          <table:table-cell office:value-type="float" office:value="0.971817524651305" calcext:value-type="float">
            <text:p>0.97</text:p>
          </table:table-cell>
          <table:table-cell office:value-type="float" office:value="5801.92" calcext:value-type="float">
            <text:p>5,801.92</text:p>
          </table:table-cell>
        </table:table-row>
        <table:table-row table:style-name="ro1">
          <table:table-cell office:value-type="string" calcext:value-type="string">
            <text:p>Pareto</text:p>
          </table:table-cell>
          <table:table-cell office:value-type="float" office:value="0.00584214290658236" calcext:value-type="float">
            <text:p>0.01</text:p>
          </table:table-cell>
          <table:table-cell office:value-type="float" office:value="1296.20823264122" calcext:value-type="float">
            <text:p>1,296.21</text:p>
          </table:table-cell>
        </table:table-row>
        <table:table-row table:style-name="ro1">
          <table:table-cell table:style-name="ce21" office:value-type="string" calcext:value-type="string">
            <text:p>TileDB</text:p>
          </table:table-cell>
          <table:table-cell table:style-name="ce26" office:value-type="float" office:value="0.284513499401569" calcext:value-type="float">
            <text:p>0.28</text:p>
          </table:table-cell>
          <table:table-cell table:style-name="ce31" office:value-type="float" office:value="1804.02073645592" calcext:value-type="float">
            <text:p>1,804.02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C6" table:buttons="'Pivot Table_out_1'.A2 'Pivot Table_out_1'.B1" table:grand-total="none" table:show-filter-button="false">
          <table:source-cell-range table:cell-range-address="out.A1:out.H1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ystem" table:orientation="row" table:used-hierarchy="0" table:function="auto">
            <table:data-pilot-level table:show-empty="false" calcext:repeat-item-labels="false">
              <table:data-pilot-members>
                <table:data-pilot-member table:name="HSDS" table:display="true" table:show-details="true"/>
                <table:data-pilot-member table:name="HSLambda" table:display="true" table:show-details="true"/>
                <table:data-pilot-member table:name="Pareto" table:display="true" table:show-details="true"/>
                <table:data-pilot-member table:name="TileD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" table:orientation="data" table:used-hierarchy="0" table:function="median">
            <table:data-pilot-level table:show-empty="false" calcext:repeat-item-labels="false">
              <table:data-pilot-members>
                <table:data-pilot-member table:name="0.00584214290658236" table:display="true" table:show-details="true"/>
                <table:data-pilot-member table:name="0.284513499401569" table:display="true" table:show-details="true"/>
                <table:data-pilot-member table:name="0.971817524651305" table:display="true" table:show-details="true"/>
                <table:data-pilot-member table:name="3.119960173885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edian">
            <table:data-pilot-level table:show-empty="false" calcext:repeat-item-labels="false">
              <table:data-pilot-members>
                <table:data-pilot-member table:name="1281.39468431473" table:display="true" table:show-details="true"/>
                <table:data-pilot-member table:name="1296.20823264122" table:display="true" table:show-details="true"/>
                <table:data-pilot-member table:name="1784.9933655262" table:display="true" table:show-details="true"/>
                <table:data-pilot-member table:name="1788.08322405815" table:display="true" table:show-details="true"/>
                <table:data-pilot-member table:name="1804.02073645592" table:display="true" table:show-details="true"/>
                <table:data-pilot-member table:name="1961.9293243885" table:display="true" table:show-details="true"/>
                <table:data-pilot-member table:name="3725.77955818176" table:display="true" table:show-details="true"/>
                <table:data-pilot-member table:name="3760.65618491173" table:display="true" table:show-details="true"/>
                <table:data-pilot-member table:name="3832.16433310509" table:display="true" table:show-details="true"/>
                <table:data-pilot-member table:name="5801.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20:10:36.6215495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0-30T20:16:23.286442942</dc:date>
    <meta:editing-duration>PT10M7S</meta:editing-duration>
    <meta:editing-cycles>2</meta:editing-cycles>
    <meta:generator>LibreOffice/7.2.4.1$MacOSX_X86_64 LibreOffice_project/27d75539669ac387bb498e35313b970b7fe9c4f9</meta:generator>
    <meta:document-statistic meta:table-count="2" meta:cell-count="92" meta:object-count="0"/>
    <meta:user-defined meta:name=""/>
  </office:meta>
</office:document-meta>
</file>